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style:text-autospace="none"/>
      <style:text-properties fo:color="#008000" style:font-name="Consolas1" fo:font-size="9.5pt" style:font-name-asian="Consolas1" style:font-size-asian="9.5pt" style:font-name-complex="Consolas1" style:font-size-complex="9.5pt"/>
    </style:style>
    <style:style style:name="P7"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8"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9" style:family="paragraph" style:parent-style-name="Standard">
      <style:paragraph-properties fo:margin-top="0in" fo:margin-bottom="0.139in" fo:line-height="115%" style:text-autospace="none"/>
    </style:style>
    <style:style style:name="P10" style:family="paragraph" style:parent-style-name="Standard">
      <style:paragraph-properties fo:margin-top="0in" fo:margin-bottom="0.139in" fo:line-height="115%" style:text-autospace="none"/>
      <style:text-properties fo:font-weight="bold" style:font-weight-asian="bold" style:font-weight-complex="bold"/>
    </style:style>
    <style:style style:name="P11" style:family="paragraph" style:parent-style-name="Standard">
      <style:paragraph-properties fo:margin-top="0in" fo:margin-bottom="0.139in" fo:line-height="115%" style:text-autospace="none"/>
      <style:text-properties fo:color="#330066" fo:font-weight="bold" style:font-weight-asian="bold" style:font-weight-complex="bold"/>
    </style:style>
    <style:style style:name="P12"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3"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4"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5"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6" style:family="paragraph" style:parent-style-name="Standard">
      <style:paragraph-properties fo:margin-left="0.3543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8"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9" style:family="paragraph" style:parent-style-name="Standard">
      <style:paragraph-properties fo:margin-left="0.3646in" fo:margin-right="0in" fo:margin-top="0in" fo:margin-bottom="0.139in" fo:line-height="115%" fo:text-indent="0in" style:auto-text-indent="false" style:text-autospace="none"/>
    </style:style>
    <style:style style:name="P20"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1"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2" style:family="paragraph" style:parent-style-name="Standard">
      <style:paragraph-properties fo:margin-left="0.3646in" fo:margin-right="0.1874in" fo:margin-top="0in" fo:margin-bottom="0.139in" fo:line-height="115%" fo:text-indent="0in" style:auto-text-indent="false" style:text-autospace="none"/>
    </style:style>
    <style:style style:name="P23"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4"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5" style:family="paragraph" style:parent-style-name="Standard">
      <style:paragraph-properties fo:margin-left="0.3646in" fo:margin-right="0.2083in" fo:margin-top="0in" fo:margin-bottom="0.139in" fo:line-height="115%" fo:text-indent="0in" style:auto-text-indent="false" style:text-autospace="none"/>
    </style:style>
    <style:style style:name="P26"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7"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1" style:family="paragraph" style:parent-style-name="Standard">
      <style:paragraph-properties fo:margin-left="0.2917in" fo:margin-right="0in" fo:margin-top="0in" fo:margin-bottom="0.139in" fo:line-height="115%" fo:text-indent="0in" style:auto-text-indent="false" style:text-autospace="none"/>
    </style:style>
    <style:style style:name="P32"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5"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0"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1" style:family="paragraph" style:parent-style-name="Standard">
      <style:paragraph-properties fo:margin-left="0.302in" fo:margin-right="0.2602in" fo:margin-top="0in" fo:margin-bottom="0.139in" fo:line-height="115%" fo:text-indent="0in" style:auto-text-indent="false" style:text-autospace="none"/>
    </style:style>
    <style:style style:name="P42"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43" style:family="paragraph" style:parent-style-name="Standard">
      <style:paragraph-properties fo:margin-left="0.302in" fo:margin-right="0.2602in" fo:margin-top="0in" fo:margin-bottom="0.139in" fo:line-height="100%" fo:text-indent="0in" style:auto-text-indent="false" style:text-autospace="none"/>
    </style:style>
    <style:style style:name="P44"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2"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3"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4" style:family="text">
      <style:text-properties style:font-name="Calibri" fo:font-size="11pt" fo:language="ru" fo:country="RU" style:font-name-asian="Calibri" style:font-size-asian="11pt" style:font-name-complex="Calibri" style:font-size-complex="11pt"/>
    </style:style>
    <style:style style:name="T15"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7"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uk" fo:country="UA" style:font-name-asian="Calibri" style:font-size-asian="11pt" style:font-name-complex="Calibri" style:font-size-complex="11pt"/>
    </style:style>
    <style:style style:name="T19" style:family="text">
      <style:text-properties style:font-name="Calibri" fo:font-size="11pt" fo:language="en" fo:country="US" style:font-name-asian="Calibri" style:font-size-asian="11pt" style:font-name-complex="Calibri" style:font-size-complex="11pt"/>
    </style:style>
    <style:style style:name="T20"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font-name="Calibri" fo:font-size="11pt" fo:language="en" fo:country="US" fo:font-style="normal" style:font-name-asian="Calibri" style:font-size-asian="11pt" style:font-style-asian="normal" style:font-name-complex="Calibri" style:font-size-complex="11pt" style:font-style-complex="normal"/>
    </style:style>
    <style:style style:name="T23" style:family="text">
      <style:text-properties style:font-name="Calibri" fo:language="ru" fo:country="RU" style:font-name-asian="Calibri" style:font-name-complex="Calibri"/>
    </style:style>
    <style:style style:name="T24" style:family="text">
      <style:text-properties style:font-name="Calibri" fo:language="en" fo:country="US" style:font-name-asian="Calibri" style:font-name-complex="Calibri"/>
    </style:style>
    <style:style style:name="T25"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6"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7" style:family="text">
      <style:text-properties fo:color="#0000ff" style:font-name="Consolas1" fo:font-size="9.5pt" style:font-name-asian="Consolas1" style:font-size-asian="9.5pt" style:font-name-complex="Consolas1" style:font-size-complex="9.5pt"/>
    </style:style>
    <style:style style:name="T28"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9"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0"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31"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32"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3"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4" style:family="text">
      <style:text-properties fo:color="#000080" style:font-name="Consolas1" fo:font-size="9.5pt" style:font-name-asian="Consolas1" style:font-size-asian="9.5pt" style:font-name-complex="Consolas1" style:font-size-complex="9.5pt"/>
    </style:style>
    <style:style style:name="T35"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6"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7"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8"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9" style:family="text">
      <style:text-properties fo:color="#000080" style:font-name="Consolas1" fo:font-size="9.5pt" fo:language="uk" fo:country="UA" style:font-name-asian="Consolas1" style:font-size-asian="9.5pt" style:font-name-complex="Consolas1" style:font-size-complex="9.5pt"/>
    </style:style>
    <style:style style:name="T40"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1" style:family="text">
      <style:text-properties fo:color="#a31515" style:font-name="Consolas1" fo:font-size="9.5pt" style:font-name-asian="Consolas1" style:font-size-asian="9.5pt" style:font-name-complex="Consolas1" style:font-size-complex="9.5pt"/>
    </style:style>
    <style:style style:name="T42"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3"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4"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5"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6" style:family="text">
      <style:text-properties fo:color="#008000" style:font-name="Consolas1" fo:font-size="9.5pt" fo:language="ru" fo:country="RU" style:font-name-asian="Consolas1" style:font-size-asian="9.5pt" style:font-name-complex="Consolas1" style:font-size-complex="9.5pt"/>
    </style:style>
    <style:style style:name="T47" style:family="text">
      <style:text-properties fo:color="#008000" style:font-name="Consolas1" fo:font-size="9.5pt" style:font-name-asian="Consolas1" style:font-size-asian="9.5pt" style:font-name-complex="Consolas1" style:font-size-complex="9.5pt"/>
    </style:style>
    <style:style style:name="T48" style:family="text">
      <style:text-properties fo:color="#008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9"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0" style:family="text">
      <style:text-properties fo:color="#008000" style:font-name="Consolas1" fo:font-size="9.5pt" fo:language="en" fo:country="US" style:font-name-asian="Consolas1" style:font-size-asian="9.5pt" style:font-name-complex="Consolas1" style:font-size-complex="9.5pt"/>
    </style:style>
    <style:style style:name="T51" style:family="text">
      <style:text-properties fo:color="#008000" style:font-name="Consolas1" fo:font-size="9.5pt" fo:language="uk" fo:country="UA" style:font-name-asian="Consolas1" style:font-size-asian="9.5pt" style:font-name-complex="Consolas1" style:font-size-complex="9.5pt"/>
    </style:style>
    <style:style style:name="T52"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4"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7"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58"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9"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0"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1"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2"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63"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4" style:family="text">
      <style:text-properties fo:color="#009900"/>
    </style:style>
    <style:style style:name="T65" style:family="text">
      <style:text-properties fo:language="uk" fo:country="UA"/>
    </style:style>
    <style:style style:name="T66" style:family="text">
      <style:text-properties fo:language="en" fo:country="US"/>
    </style:style>
    <style:style style:name="T67" style:family="text">
      <style:text-properties fo:language="en" fo:country="US" fo:font-weight="bold" style:font-weight-asian="bold" style:font-weight-complex="bold"/>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fo:background-color="transparent" style:font-style-asian="italic" style:font-style-complex="italic"/>
    </style:style>
    <style:style style:name="T70" style:family="text">
      <style:text-properties fo:language="en" fo:country="US" fo:background-color="transparent"/>
    </style:style>
    <style:style style:name="T71" style:family="text">
      <style:text-properties fo:language="en" fo:country="US" fo:font-style="normal" fo:font-weight="normal" style:font-style-asian="normal" style:font-weight-asian="normal" style:font-style-complex="normal" style:font-weight-complex="normal"/>
    </style:style>
    <style:style style:name="T72" style:family="text">
      <style:text-properties fo:language="ru" fo:country="RU" fo:background-color="#66ccff"/>
    </style:style>
    <style:style style:name="T73" style:family="text">
      <style:text-properties fo:language="ru" fo:country="RU" fo:background-color="transparent"/>
    </style:style>
    <style:style style:name="T74" style:family="text">
      <style:text-properties fo:background-color="#66ccff"/>
    </style:style>
    <style:style style:name="T75" style:family="text">
      <style:text-properties fo:background-color="#ffccff"/>
    </style:style>
    <style:style style:name="T76" style:family="text">
      <style:text-properties fo:background-color="#b2b2b2"/>
    </style:style>
    <style:style style:name="T77"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78" style:family="text">
      <style:text-properties fo:font-style="italic" style:font-style-asian="italic" style:font-style-complex="italic"/>
    </style:style>
    <style:style style:name="T79" style:family="text">
      <style:text-properties fo:font-size="14pt" fo:language="en" fo:country="US" fo:background-color="#ffccff" style:font-size-asian="14pt" style:font-size-complex="14pt"/>
    </style:style>
    <style:style style:name="T80" style:family="text">
      <style:text-properties fo:font-size="14pt" fo:language="en" fo:country="US" fo:background-color="#b2b2b2" style:font-size-asian="14pt" style:font-size-complex="14pt"/>
    </style:style>
    <style:style style:name="T81" style:family="text">
      <style:text-properties fo:font-size="14pt" fo:language="en" fo:country="US" fo:background-color="#66ccff" style:font-size-asian="14pt" style:font-size-complex="14pt"/>
    </style:style>
    <style:style style:name="T82" style:family="text">
      <style:text-properties fo:background-color="transparent"/>
    </style:style>
    <style:style style:name="T83" style:family="text">
      <style:text-properties fo:font-size="11pt" fo:language="ru" fo:country="RU" fo:background-color="transparent" style:font-size-asian="11pt" style:font-size-complex="11pt"/>
    </style:style>
    <style:style style:name="T84" style:family="text">
      <style:text-properties fo:font-size="11pt" fo:background-color="transparent" style:font-size-asian="11pt" style:font-size-complex="11pt"/>
    </style:style>
    <style:style style:name="T85" style:family="text">
      <style:text-properties fo:font-size="11pt" fo:language="uk" fo:country="UA" fo:background-color="transparent" style:font-size-asian="11pt" style:font-size-complex="11pt"/>
    </style:style>
    <style:style style:name="T86" style:family="text">
      <style:text-properties fo:font-size="11pt" fo:font-style="italic" fo:background-color="transparent" style:font-size-asian="11pt" style:font-style-asian="italic" style:font-size-complex="11pt" style:font-style-complex="italic"/>
    </style:style>
    <style:style style:name="T87" style:family="text">
      <style:text-properties fo:color="#330066" style:font-name="Calibri" fo:font-size="11pt" fo:language="en" fo:country="US" fo:font-style="normal" style:font-name-asian="Calibri" style:font-size-asian="11pt" style:font-style-asian="normal" style:font-name-complex="Calibri"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3"/></text:p>
      <text:p text:style-name="P4"><text:span text:style-name="T23">Константы в языке </text:span><text:span text:style-name="T24">C / </text:span><text:span text:style-name="T23">С++</text:span></text:p>
      <text:p text:style-name="P4"><text:span text:style-name="T23"/></text:p>
      <text:list xml:id="list1226640645394041341" text:style-name="L4">
        <text:list-item>
          <text:p text:style-name="P7">константные значения и литералы</text:p>
        </text:list-item>
        <text:list-item>
          <text:p text:style-name="P7">ссылки и указатели</text:p>
        </text:list-item>
        <text:list-item>
          <text:p text:style-name="P7">константы как члены класса</text:p>
        </text:list-item>
        <text:list-item>
          <text:p text:style-name="P7">global const vs macro</text:p>
        </text:list-item>
        <text:list-item>
          <text:p text:style-name="P7">константы в памяти</text:p>
        </text:list-item>
        <text:list-item>
          <text:p text:style-name="P7">static const</text:p>
        </text:list-item>
        <text:list-item>
          <text:p text:style-name="P7">const methods</text:p>
        </text:list-item>
        <text:list-item>
          <text:p text:style-name="P7">const parameters</text:p>
        </text:list-item>
        <text:list-item>
          <text:p text:style-name="P7">const this</text:p>
        </text:list-item>
        <text:list-item>
          <text:p text:style-name="P7">delete this</text:p>
        </text:list-item>
        <text:list-item>
          <text:p text:style-name="P7">pimpl</text:p>
        </text:list-item>
        <text:list-item>
          <text:p text:style-name="P7">mutual &amp; const</text:p>
        </text:list-item>
        <text:list-item>
          <text:p text:style-name="P7">const in UML</text:p>
        </text:list-item>
        <text:list-item>
          <text:p text:style-name="P7">STL &amp; operator overloading</text:p>
        </text:list-item>
        <text:list-item>
          <text:p text:style-name="P8">templates</text:p>
        </text:list-item>
        <text:list-item>
          <text:p text:style-name="P8">ROM memory</text:p>
        </text:list-item>
      </text:list>
      <text:p text:style-name="P12"><text:tab/><text:tab/><text:span text:style-name="T64">/* I swear not to change this variable*/</text:span></text:p>
      <text:p text:style-name="P13"><text:span text:style-name="T19"><text:tab/></text:span><text:span text:style-name="T14">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3"><text:span text:style-name="T19"><text:tab/></text:span><text:span text:style-name="T14">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9">беpпрепрятственно</text:span><text:span text:style-name="T14">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7"><text:span text:style-name="T19"><text:tab/></text:span></text:p>
      <text:p text:style-name="P18"><text:soft-page-break/><text:span text:style-name="T19"/></text:p>
      <text:p text:style-name="P18"><text:span text:style-name="T19"><text:tab/></text:span><text:span text:style-name="T14">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9">,</text:span><text:span text:style-name="T14">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9">, </text:span><text:span text:style-name="T14">воспринимайте </text:span><text:span text:style-name="T19">const </text:span><text:span text:style-name="T14">как часть документации. Код изобилующий </text:span><text:span text:style-name="T19">const </text:span><text:span text:style-name="T14">легче читается</text:span><text:span text:style-name="T19">, воспринимается</text:span><text:span text:style-name="T14"> и модифицируется. Как следствие, это </text:span><text:span text:style-name="T18">о</text:span><text:span text:style-name="T14">блегчает понимание проектных решений заложенных вами. И усложняет <text:s/>задачу совершить непреднамеренную ошибку в коде.</text:span></text:p>
      <text:p text:style-name="P20"><text:span text:style-name="T19"><text:tab/></text:span><text:span text:style-name="T14">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0"><text:span text:style-name="T19"><text:tab/></text:span><text:span text:style-name="T14">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3"><text:span text:style-name="T19"><text:tab/></text:span><text:span text:style-name="T14">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2"><text:span text:style-name="T19"><text:tab/></text:span><text:span text:style-name="T14">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9"> </text:span><text:span text:style-name="T14">В примерах я постараюсь затронуть аспекты использования в таких языках как С++ и Java.</text:span></text:p>
      <text:p text:style-name="P1"><text:span text:style-name="T19"><text:tab/></text:span><text:span text:style-name="T14">Начнем, пожалуй, из самого простого применения констант, а именно константных данных.</text:span></text:p>
      <text:p text:style-name="P1"><text:span text:style-name="T14"/></text:p>
      <text:p text:style-name="P1"><text:span text:style-name="T14"/></text:p>
      <text:p text:style-name="P1"><text:span text:style-name="T14"/></text:p>
      <text:p text:style-name="P1"><text:span text:style-name="T19"><text:s/></text:span></text:p>
      <text:p text:style-name="P24"/>
      <text:p text:style-name="P26"/>
      <text:p text:style-name="P26"/>
      <text:p text:style-name="P26"/>
      <text:p text:style-name="P26"><text:soft-page-break/></text:p>
      <text:p text:style-name="P26">Константные литералы.</text:p>
      <text:p text:style-name="P25"><text:span text:style-name="T15">Литерал это последовательность одного или больше символов заключенных в двойные скобки </text:span><text:span text:style-name="T17">и последующим символом </text:span><text:span text:style-name="T20">'</text:span><text:span text:style-name="T21">\0</text:span><text:span text:style-name="T20">' </text:span><text:span text:style-name="T15">в конце. Существует различие между <text:s/>литералами в </text:span><text:span text:style-name="T17">С и С++</text:span><text:span text:style-name="T15">. <text:s/>В С </text:span><text:span text:style-name="T17">литерал </text:span><text:span text:style-name="T15">это массив </text:span><text:span text:style-name="T20">char, </text:span><text:span text:style-name="T15">в С++ </text:span><text:span text:style-name="T20">const char </text:span><text:span text:style-name="T15">(</text:span><text:span text:style-name="T20">wchar_t</text:span><text:span text:style-name="T15">)</text:span><text:span text:style-name="T20">. </text:span><text:span text:style-name="T15">Соответственно модификация литерала</text:span><text:span text:style-name="T20"> </text:span><text:span text:style-name="T15">в С++</text:span><text:span text:style-name="T20">, </text:span><text:span text:style-name="T15">в отличии от </text:span><text:span text:style-name="T17">С</text:span><text:span text:style-name="T20">, </text:span><text:span text:style-name="T15">запрещена и может вызвать </text:span><text:span text:style-name="T20">Undefined behavior (</text:span><text:span text:style-name="T15">далее </text:span><text:span text:style-name="T20">UB</text:span><text:span text:style-name="T15">)</text:span><text:span text:style-name="T20">. </text:span><text:span text:style-name="T15">Компилятор может разместить литерал в </text:span><text:span text:style-name="T20">read only memory (ROM), </text:span><text:span text:style-name="T15">так же может выполнить оптимизацию и разместить повторяющиеся значения по одному адресу.</text:span><text:span text:style-name="T20"> </text:span><text:span text:style-name="T15">Модификация одного значения может повлечь изменения в других. </text:span></text:p>
      <text:p text:style-name="P27"><text:span text:style-name="T20"><text:s/></text:span><text:span text:style-name="T16">Рассмотрим пример.</text:span></text:p>
      <text:p text:style-name="P19"><text:span text:style-name="T25">char</text:span><text:span text:style-name="T1"> *</text:span><text:span text:style-name="T32">c_str</text:span><text:span text:style-name="T1"> = </text:span><text:span text:style-name="T40">"box"</text:span><text:span text:style-name="T1">;</text:span></text:p>
      <text:p text:style-name="P19"><text:span text:style-name="T25">const</text:span><text:span text:style-name="T1"> </text:span><text:span text:style-name="T25">char</text:span><text:span text:style-name="T1"> *</text:span><text:span text:style-name="T32">cpp_str</text:span><text:span text:style-name="T1"> = </text:span><text:span text:style-name="T40">"fox"</text:span><text:span text:style-name="T1">;</text:span></text:p>
      <text:p text:style-name="P19"><text:span text:style-name="T1">*</text:span><text:span text:style-name="T25">const_cast</text:span><text:span text:style-name="T1">&lt;</text:span><text:span text:style-name="T25">char</text:span><text:span text:style-name="T1">*&gt;(</text:span><text:span text:style-name="T32">cpp_str</text:span><text:span text:style-name="T1">) = </text:span><text:span text:style-name="T40">'b'</text:span><text:span text:style-name="T1">; </text:span><text:span text:style-name="T45">// </text:span><text:span text:style-name="T49">lead to </text:span><text:span text:style-name="T45">UB!</text:span></text:p>
      <text:p text:style-name="P19"><text:span text:style-name="T1">*</text:span><text:span text:style-name="T32">c_str</text:span><text:span text:style-name="T1"> = </text:span><text:span text:style-name="T40">'f'</text:span><text:span text:style-name="T1">; </text:span><text:span text:style-name="T45">// <text:s/></text:span><text:span text:style-name="T49">lead to </text:span><text:span text:style-name="T45">UB!</text:span></text:p>
      <text:p text:style-name="P15"><text:span text:style-name="T58">Данный</text:span><text:span text:style-name="T52"> код </text:span><text:span text:style-name="T58">приводит к</text:span><text:span text:style-name="T52"> </text:span><text:span text:style-name="T55">UB.</text:span></text:p>
      <text:p text:style-name="P16"><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6"><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6"><text:span text:style-name="T2">код для </text:span><text:span text:style-name="T3">Windows.</text:span></text:p>
      <text:p text:style-name="P16"><text:span text:style-name="T5"><text:tab/></text:span><text:span text:style-name="T29">const</text:span><text:span text:style-name="T5"> </text:span><text:span text:style-name="T29">char</text:span><text:span text:style-name="T5"> *</text:span><text:span text:style-name="T36">cpp_str</text:span><text:span text:style-name="T5"> = </text:span><text:span text:style-name="T43">"fox"</text:span><text:span text:style-name="T5">;</text:span></text:p>
      <text:p text:style-name="P5"><text:span text:style-name="T7"><text:s text:c="5"/><text:tab/></text:span><text:span text:style-name="T27">const</text:span><text:span text:style-name="T7"> </text:span><text:span text:style-name="T27">char</text:span><text:span text:style-name="T7"> *</text:span><text:span text:style-name="T34">cpp_str2</text:span><text:span text:style-name="T7"> = </text:span><text:span text:style-name="T41">"fox"</text:span><text:span text:style-name="T7">;</text:span></text:p>
      <text:p text:style-name="P5"><text:span text:style-name="T7"/></text:p>
      <text:p text:style-name="P5"><text:span text:style-name="T3"><text:s/><text:tab/></text:span><text:span text:style-name="T28">DWORD</text:span><text:span text:style-name="T5"> </text:span><text:span text:style-name="T36">OldProt</text:span><text:span text:style-name="T5">;</text:span></text:p>
      <text:p text:style-name="P5"><text:span text:style-name="T5"/></text:p>
      <text:p text:style-name="P6"><text:span text:style-name="T9"><text:tab/></text:span><text:span text:style-name="T71">// Change the protection of a region</text:span></text:p>
      <text:p text:style-name="P5"><text:span text:style-name="T8"><text:s text:c="4"/><text:tab/></text:span><text:span text:style-name="T31">if</text:span><text:span text:style-name="T8"> (!</text:span><text:span text:style-name="T12">VirtualProtect</text:span><text:span text:style-name="T8">((</text:span><text:span text:style-name="T31">void</text:span><text:span text:style-name="T8">*)</text:span><text:span text:style-name="T37">cpp_str</text:span><text:span text:style-name="T8">, </text:span><text:span text:style-name="T12">strlen</text:span><text:span text:style-name="T8">(</text:span><text:span text:style-name="T37">cpp_str</text:span><text:span text:style-name="T8">), </text:span><text:span text:style-name="T77">PAGE_EXECUTE_READWRITE</text:span><text:span text:style-name="T8">, &amp;</text:span><text:span text:style-name="T37">OldProt</text:span><text:span text:style-name="T8">)){</text:span></text:p>
      <text:p text:style-name="P5"><text:span text:style-name="T8"><text:s text:c="7"/><text:tab/></text:span><text:span text:style-name="T12">printf</text:span><text:span text:style-name="T8">(</text:span><text:span text:style-name="T44">"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8">const_cast</text:span><text:span text:style-name="T3">&lt;</text:span><text:span text:style-name="T28">char</text:span><text:span text:style-name="T3">*&gt;(</text:span><text:span text:style-name="T35">cpp_str</text:span><text:span text:style-name="T3">) = </text:span><text:span text:style-name="T42">'b'</text:span><text:span text:style-name="T3">; </text:span><text:span text:style-name="T48">// ok</text:span></text:p>
      <text:p text:style-name="P5"><text:span text:style-name="T3"><text:tab/></text:span></text:p>
      <text:p text:style-name="P5"><text:span text:style-name="T3"><text:tab/></text:span><text:span text:style-name="T28">std</text:span><text:span text:style-name="T5">::</text:span><text:span text:style-name="T35">cout</text:span><text:span text:style-name="T5"> </text:span><text:span text:style-name="T63">&lt;&lt;</text:span><text:span text:style-name="T5"> </text:span><text:span text:style-name="T36">cpp_str</text:span><text:span text:style-name="T5"> </text:span><text:span text:style-name="T63">&lt;&lt;</text:span><text:span text:style-name="T5"> </text:span><text:span text:style-name="T28">std</text:span><text:span text:style-name="T5">::</text:span><text:span text:style-name="T13">endl</text:span><text:span text:style-name="T5">;</text:span></text:p>
      <text:p text:style-name="P5"><text:span text:style-name="T8"><text:s text:c="4"/><text:tab/></text:span><text:span text:style-name="T30">std</text:span><text:span text:style-name="T8">::</text:span><text:span text:style-name="T38">cout</text:span><text:span text:style-name="T8"> </text:span><text:span text:style-name="T62">&lt;&lt;</text:span><text:span text:style-name="T8"> </text:span><text:span text:style-name="T37">cpp_str2</text:span><text:span text:style-name="T8"> </text:span><text:span text:style-name="T62">&lt;&lt;</text:span><text:span text:style-name="T8"> </text:span><text:span text:style-name="T30">std</text:span><text:span text:style-name="T8">::</text:span><text:span text:style-name="T12">endl</text:span><text:span text:style-name="T8">;</text:span></text:p>
      <text:p text:style-name="P5"><text:span text:style-name="T3"/></text:p>
      <text:p text:style-name="P5"><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5"><text:span text:style-name="T3"><text:tab/></text:span></text:p>
      <text:p text:style-name="P35"/>
      <text:p text:style-name="P34"/>
      <text:p text:style-name="P34"/>
      <text:p text:style-name="P34"/>
      <text:p text:style-name="P34"><text:soft-page-break/></text:p>
      <text:p text:style-name="P34">Константные значения и <text:span text:style-name="T66">magic numbers</text:span>.</text:p>
      <text:p text:style-name="P33">Взглянем на следующий код вычисления длины круга, по формуле известной со школьной скамьи. Наивная реализация может быть такой.</text:p>
      <text:p text:style-name="P33">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38">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9">float GetCircleLen(float rad)</text:p>
      <text:p text:style-name="P39">{</text:p>
      <text:p text:style-name="P39"><text:tab/>If (rad &lt; 0.f){</text:p>
      <text:p text:style-name="P39"><text:tab/><text:tab/>error("invalid parameter");</text:p>
      <text:p text:style-name="P39"><text:tab/><text:tab/>return 0.f;</text:p>
      <text:p text:style-name="P39"><text:s text:c="17"/>}</text:p>
      <text:p text:style-name="P39"><text:s text:c="14"/>const float PI = 3.1415f;</text:p>
      <text:p text:style-name="P39"><text:tab/>return 2.f * PI * rad; </text:p>
      <text:p text:style-name="P39">}</text:p>
      <text:p text:style-name="P39">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9">//...</text:p>
      <text:p text:style-name="P39">const float PI_x_2 = 6.28f;</text:p>
      <text:p text:style-name="P39"><text:soft-page-break/>return PI_x_2 * rad;</text:p>
      <text:p text:style-name="P39">//…</text:p>
      <text:p text:style-name="P41"><text:span text:style-name="T52">В С++ модификатор const это указание компилятору что значение нельзя переприсваивать после инициализации.</text:span><text:span text:style-name="T55"> </text:span><text:span text:style-name="T52">Все проверки происходят в </text:span><text:span text:style-name="T55">compile-time,</text:span><text:span text:style-name="T52"> так что скомпилированый код не несет никаких дополнительных расходов в </text:span><text:span text:style-name="T55">runtime. </text:span><text:span text:style-name="T52"><text:s/>Там не мение, стандарт оставляет право за компилятором решать в какой памяти размещать</text:span><text:span text:style-name="T55"> </text:span><text:span text:style-name="T52">константные данные и оптимизировать код по своему усмотрению.</text:span></text:p>
      <text:p text:style-name="P40">Расмотрим следующий код. </text:p>
      <text:p text:style-name="P41"><text:span text:style-name="T25">const</text:span><text:span text:style-name="T1"> </text:span><text:span text:style-name="T25">int</text:span><text:span text:style-name="T1"> </text:span><text:span text:style-name="T32">someVar</text:span><text:span text:style-name="T1"> = 1;</text:span></text:p>
      <text:p text:style-name="P41"><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1">;</text:span></text:p>
      <text:p text:style-name="P41"><text:span text:style-name="T1">*(</text:span><text:span text:style-name="T25">const_cast</text:span><text:span text:style-name="T1">&lt;</text:span><text:span text:style-name="T25">int</text:span><text:span text:style-name="T1">*&gt;(</text:span><text:span text:style-name="T32">ptr</text:span><text:span text:style-name="T1">)) = 2;</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5">;</text:span></text:p>
      <text:p text:style-name="P42">и</text:p>
      <text:p text:style-name="P43"><text:span text:style-name="T1"><text:s/></text:span><text:span text:style-name="T25">const</text:span><text:span text:style-name="T1"> </text:span><text:span text:style-name="T25">int</text:span><text:span text:style-name="T1"> </text:span><text:span text:style-name="T32">someVar</text:span><text:span text:style-name="T1"> = 1;</text:span></text:p>
      <text:p text:style-name="P43"><text:span text:style-name="T1"><text:s/></text:span><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25">const_cast</text:span><text:span text:style-name="T1">&lt;</text:span><text:span text:style-name="T25">int</text:span><text:span text:style-name="T1">*&gt;(</text:span><text:span text:style-name="T32">ptr</text:span><text:span text:style-name="T1">)) = 2;</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1"><text:s/>// 1 </text:span><text:span text:style-name="T5">: 1</text:span></text:p>
      <text:p text:style-name="P41"><text:span text:style-name="T52">В первом случае</text:span><text:span text:style-name="T55">, </text:span><text:span text:style-name="T52">мы как и ожидаем</text:span><text:span text:style-name="T55">, </text:span><text:span text:style-name="T52">получим вывод </text:span><text:span text:style-name="T55">(</text:span><text:span text:style-name="T52">1</text:span><text:span text:style-name="T55">,2) </text:span><text:span text:style-name="T52">во втором случае нас ждет сюрприз</text:span><text:span text:style-name="T55"> - (</text:span><text:span text:style-name="T52">1</text:span><text:span text:style-name="T55">,1). </text:span><text:span text:style-name="T52">Дело в том что компилятор оптимизировал код</text:span><text:span text:style-name="T55">, </text:span><text:span text:style-name="T52">не ожидая от нас <text:s/>такой подлости с заменой значения константы. Имейте ввиду</text:span><text:span text:style-name="T55">,</text:span><text:span text:style-name="T52"> этот код может приводить к краху приложения</text:span><text:span text:style-name="T55"> </text:span><text:span text:style-name="T52">на вполне законных основаниях. Стандарт говорит что изменение константы это всегда </text:span><text:span text:style-name="T55">Undefined Behaviour</text:span><text:span text:style-name="T52"> </text:span><text:span text:style-name="T55">(UB), </text:span><text:span text:style-name="T52">а значит поведение может отличатся на разных компиляторах</text:span><text:span text:style-name="T55">, </text:span><text:span text:style-name="T52">или что еще хуже - на разных версиях одного и того же компилятора.</text:span></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31"><text:span text:style-name="T52"/></text:p>
      <text:p text:style-name="P31"><text:span text:style-name="T52"/></text:p>
      <text:p text:style-name="P31"><text:span text:style-name="T52"/></text:p>
      <text:p text:style-name="P31"><text:span text:style-name="T52"/></text:p>
      <text:p text:style-name="P31"><text:soft-page-break/><text:span text:style-name="T52"/></text:p>
      <text:p text:style-name="P31"><text:span text:style-name="T54">Константные указатели</text:span></text:p>
      <text:p text:style-name="P28">При работе с указателями возможны следующие объявления</text:p>
      <text:p text:style-name="P32">const X * ptr</text:p>
      <text:p text:style-name="P32">X const * ptr;</text:p>
      <text:p text:style-name="P32">X * const ptr;</text:p>
      <text:p text:style-name="P32">const X * const ptr;</text:p>
      <text:p text:style-name="P37">Несмотря на некоторую запутаность<text:span text:style-name="T65">,</text:span> здесь достаточно простая семантика. Читайте выражение справа налево.<text:span text:style-name="T65"> С</text:span>имвол <text:span text:style-name="T66">'</text:span><text:span text:style-name="T10">*</text:span><text:span text:style-name="T66">' </text:span>разделяет выражение на две части<text:span text:style-name="T65">, </text:span>тип и указатель. См<text:span text:style-name="T65">.</text:span> рисунок ниже<text:span text:style-name="T65">, ф</text:span>иолетовым обозначено то что относится к переменной<text:span text:style-name="T65">, </text:span>синим к указателю.</text:p>
      <text:p text:style-name="P30"><text:span text:style-name="T75">const X </text:span><text:span text:style-name="T76">*</text:span><text:span text:style-name="T74"> </text:span><text:span text:style-name="T72">p</text:span><text:span text:style-name="T74">tr </text:span><text:span text:style-name="T82">—</text:span><text:span text:style-name="T73"> </text:span><text:span text:style-name="T83">указатель </text:span><text:span text:style-name="T86">ptr</text:span><text:span text:style-name="T84"> </text:span><text:span text:style-name="T83">на объект типа </text:span><text:span text:style-name="T84">X </text:span><text:span text:style-name="T83">который констанантный. </text:span><text:span text:style-name="T85">Обьект </text:span><text:span text:style-name="T83">на который указывает </text:span><text:span text:style-name="T84">ptr</text:span><text:span text:style-name="T85">, <text:tab/><text:tab/><text:tab/> нельзя изменять <text:s/>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text:s/>X const </text:span><text:span text:style-name="T76">*</text:span><text:span text:style-name="T74"> ptr</text:span><text:span text:style-name="T82">—</text:span><text:span text:style-name="T73"> </text:span><text:span text:style-name="T83">указатель </text:span><text:span text:style-name="T86">ptr</text:span><text:span text:style-name="T83"> на констанантный объект типа </text:span><text:span text:style-name="T84">X. </text:span><text:span text:style-name="T85">Обьект </text:span><text:span text:style-name="T83">на который указывает </text:span><text:span text:style-name="T84">ptr</text:span><text:span text:style-name="T85">,</text:span><text:span text:style-name="T84"> </text:span><text:span text:style-name="T85">нельзя <text:tab/><text:tab/><text:tab/> изменять 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X </text:span><text:span text:style-name="T76">*</text:span><text:span text:style-name="T74"> const ptr </text:span><text:span text:style-name="T82">– </text:span><text:span text:style-name="T83">константный указатель </text:span><text:span text:style-name="T86">ptr</text:span><text:span text:style-name="T83"> на объект </text:span><text:span text:style-name="T85">типа </text:span><text:span text:style-name="T84">X. </text:span><text:span text:style-name="T83">Указатель </text:span><text:span text:style-name="T84">ptr </text:span><text:span text:style-name="T83">нельзя изменять</text:span><text:span text:style-name="T85">, </text:span><text:span text:style-name="T83">сам обьект <text:tab/><text:tab/><text:tab/>можно.</text:span></text:p>
      <text:p text:style-name="P29"><text:span text:style-name="T79">const X </text:span><text:span text:style-name="T80">*</text:span><text:span text:style-name="T81"> const ptr </text:span><text:span text:style-name="T70">—</text:span><text:span text:style-name="T82"> константный указатель </text:span><text:span text:style-name="T69">ptr</text:span><text:span text:style-name="T82"> на объект константн</text:span><text:span text:style-name="T70">о</text:span><text:span text:style-name="T82">го типа </text:span><text:span text:style-name="T70">X. </text:span><text:span text:style-name="T82">Ни объект, ни указатель <text:tab/><text:tab/><text:tab/><text:tab/>изменять нельзя.</text:span></text:p>
      <text:p text:style-name="P36">Вы<text:span text:style-name="T65"> уже</text:span> наверное заметили<text:span text:style-name="T65">, </text:span>что первая и вторая строчка семантически одинаковы.</text:p>
      <text:p text:style-name="P36"><text:span text:style-name="T65"><text:s/></text:span><text:span text:style-name="T67">const int * ptr </text:span>и <text:span text:style-name="T67">int const * ptr</text:span><text:span text:style-name="T65">, </text:span>означают одно и то же.</text:p>
      <text:p text:style-name="P28"><text:span text:style-name="T68">Tip: </text:span><text:span text:style-name="T78">Есть разные мнения на счет написания </text:span><text:span text:style-name="T68">const </text:span><text:span text:style-name="T78">слева и справа от типа. Некоторый считают что </text:span><text:span text:style-name="T68">const </text:span><text:span text:style-name="T78">справа более консистентное с точки зрения правил языка. </text:span></text:p>
      <text:p text:style-name="P28"><text:span text:style-name="T78">Рассмотрим пример</text:span></text:p>
      <text:p text:style-name="P1"><text:span text:style-name="T25"><text:tab/>int</text:span><text:span text:style-name="T1"> </text:span><text:span text:style-name="T32">a</text:span><text:span text:style-name="T1"> = 0;</text:span></text:p>
      <text:p text:style-name="P1"><text:span text:style-name="T1"><text:tab/></text:span><text:span text:style-name="T27">int</text:span><text:span text:style-name="T7"> </text:span><text:span text:style-name="T34">b</text:span><text:span text:style-name="T7"> = 2;</text:span></text:p>
      <text:p text:style-name="P5"><text:span text:style-name="T7"><text:s text:c="4"/><text:tab/></text:span><text:span text:style-name="T27">const</text:span><text:span text:style-name="T7"> </text:span><text:span text:style-name="T27">int</text:span><text:span text:style-name="T7"> *</text:span><text:span text:style-name="T34">ptr</text:span><text:span text:style-name="T7"> = &amp;</text:span><text:span text:style-name="T34">a</text:span><text:span text:style-name="T7">; </text:span><text:span text:style-name="T47">// </text:span><text:span text:style-name="T46">указатель на константную переменную типа </text:span><text:span text:style-name="T50">int</text:span></text:p>
      <text:p text:style-name="P5"><text:span text:style-name="T7"><text:s text:c="4"/><text:tab/></text:span></text:p>
      <text:p text:style-name="P5"><text:span text:style-name="T7"><text:tab/></text:span><text:span text:style-name="T34">ptr</text:span><text:span text:style-name="T7"> = &amp;</text:span><text:span text:style-name="T34">b</text:span><text:span text:style-name="T7">; </text:span><text:span text:style-name="T47">// ok. и</text:span><text:span text:style-name="T46">зменяем значение указателя </text:span></text:p>
      <text:p text:style-name="P5"><text:span text:style-name="T7"><text:s text:c="4"/><text:tab/>*</text:span><text:span text:style-name="T34">ptr</text:span><text:span text:style-name="T7"> = </text:span><text:span text:style-name="T34">b</text:span><text:span text:style-name="T7">; </text:span><text:span text:style-name="T47">// !!! error. и</text:span><text:span text:style-name="T46">зменять значение переменной посредством указателя запрещено</text:span></text:p>
      <text:p text:style-name="P1"><text:span text:style-name="T52"><text:tab/></text:span></text:p>
      <text:p text:style-name="P1"><text:span text:style-name="T52"><text:tab/></text:span><text:span text:style-name="T27">int</text:span><text:span text:style-name="T7"> *</text:span><text:span text:style-name="T27">const</text:span><text:span text:style-name="T7"> </text:span><text:span text:style-name="T34">ptr2</text:span><text:span text:style-name="T7"> = &amp;</text:span><text:span text:style-name="T34">a</text:span><text:span text:style-name="T7">; </text:span><text:span text:style-name="T47">// </text:span><text:span text:style-name="T46">константный указатель на переменную типа </text:span><text:span text:style-name="T50">int</text:span></text:p>
      <text:p text:style-name="P5"><text:span text:style-name="T7"><text:tab/></text:span><text:span text:style-name="T34">ptr2</text:span><text:span text:style-name="T7"> = &amp;</text:span><text:span text:style-name="T34">b</text:span><text:span text:style-name="T7">; </text:span><text:span text:style-name="T47">// !!! error. </text:span><text:span text:style-name="T46">Изменять значение указателя запрещено</text:span></text:p>
      <text:p text:style-name="P5"><text:span text:style-name="T7"><text:s text:c="4"/><text:tab/>*</text:span><text:span text:style-name="T34">ptr2</text:span><text:span text:style-name="T7"> = </text:span><text:span text:style-name="T34">b</text:span><text:span text:style-name="T7">; </text:span><text:span text:style-name="T47">// ok. </text:span><text:span text:style-name="T46">изменять значение переменной на которую указывает указатель</text:span><text:span text:style-name="T50">, </text:span><text:span text:style-name="T46">можно</text:span></text:p>
      <text:p text:style-name="P2"><text:span text:style-name="T27"><text:tab/>int</text:span><text:span text:style-name="T7"> *</text:span><text:span text:style-name="T27">const</text:span><text:span text:style-name="T7"> </text:span><text:span text:style-name="T34">ptr3</text:span><text:span text:style-name="T39">; </text:span><text:span text:style-name="T51">// error. </text:span><text:span text:style-name="T47">Нельзя объявлять константный указатель без инициализации.</text:span></text:p>
      <text:p text:style-name="P10"><text:span text:style-name="T53"><text:tab/><text:tab/></text:span><text:span text:style-name="T52">Некоторый интерес представляет последний тип</text:span><text:span text:style-name="T58">, </text:span><text:span text:style-name="T52">константный указатель на константный объект. </text:span><text:span text:style-name="T55">TODO</text:span></text:p>
      <text:p text:style-name="P10"><text:soft-page-break/><text:span text:style-name="T53"/></text:p>
      <text:p text:style-name="P10"><text:span text:style-name="T53"><text:tab/>Ссылки и </text:span><text:span text:style-name="T56">const</text:span></text:p>
      <text:p text:style-name="P44"><text:span text:style-name="T53"><text:tab/>Для начала вспомним что такое ссылка в </text:span><text:span text:style-name="T59">С++</text:span><text:span text:style-name="T53">.</text:span><text:span text:style-name="T59"> Сс</text:span><text:span text:style-name="T53">ылка на переменную </text:span><text:span text:style-name="T57">X</text:span><text:span text:style-name="T54"> </text:span><text:span text:style-name="T53">типа</text:span><text:span text:style-name="T54"> </text:span><text:span text:style-name="T57">T</text:span><text:span text:style-name="T56"> </text:span><text:span text:style-name="T53">это не что иное как <text:tab/>машинный <text:s/>адрес</text:span><text:span text:style-name="T59"> </text:span><text:span text:style-name="T53">переменной </text:span><text:span text:style-name="T57">X</text:span><text:span text:style-name="T56">. </text:span><text:span text:style-name="T53">Если мы объявили ссылку </text:span><text:span text:style-name="T54">r</text:span><text:span text:style-name="T57">ef</text:span><text:span text:style-name="T56"> </text:span><text:span text:style-name="T53">на переменную </text:span><text:span text:style-name="T57">val</text:span><text:span text:style-name="T59">, </text:span><text:span text:style-name="T53">мы всего лишь даем <text:tab/>указание компилятору <text:s/>везде где используется </text:span><text:span text:style-name="T57">ref</text:span><text:span text:style-name="T59">, </text:span><text:span text:style-name="T53">использовать фактически сам объект </text:span><text:span text:style-name="T57">val</text:span><text:span text:style-name="T56"> </text:span><text:span text:style-name="T53">через <text:tab/></text:span><text:span text:style-name="T59">автоматическое</text:span><text:span text:style-name="T60"> </text:span><text:span text:style-name="T59">разименование низлежащего адреса. Не стоит воспринимать сс</text:span><text:span text:style-name="T53">ылку как некого рода <text:tab/>указатель на объект</text:span><text:span text:style-name="T59">, </text:span><text:span text:style-name="T53">ссылка это и есть сам объект. В С++ ссылками можно объявить на многие вещи</text:span><text:span text:style-name="T59">, </text:span><text:span text:style-name="T53">и приятная новость</text:span><text:span text:style-name="T59">, </text:span><text:span text:style-name="T53">они могут быть константными!</text:span></text:p>
      <text:p text:style-name="P10"><text:span text:style-name="T53"><text:s/><text:tab/></text:span><text:span text:style-name="T87">const X &amp;ref</text:span></text:p>
      <text:p text:style-name="P11"><text:span text:style-name="T22"><text:tab/>X const &amp;ref</text:span></text:p>
      <text:p text:style-name="P11"><text:span text:style-name="T22"><text:tab/>X &amp;const <text:s/>ref</text:span></text:p>
      <text:p text:style-name="P11"><text:span text:style-name="T22"/></text:p>
      <text:p text:style-name="P11"><text:span text:style-name="T22"/></text:p>
      <text:p text:style-name="P11"><text:span text:style-name="T22"/></text:p>
      <text:p text:style-name="P11"><text:span text:style-name="T22"/></text:p>
      <text:p text:style-name="P10"><text:span text:style-name="T53">Расмотрим константы как члены класса</text:span><text:span text:style-name="T5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11T03:02:53.17</dc:date>
    <meta:generator>OpenOffice/4.1.2$Win32 OpenOffice.org_project/412m3$Build-9782</meta:generator>
    <meta:editing-duration>P8DT7H43M35S</meta:editing-duration>
    <meta:editing-cycles>80</meta:editing-cycles>
    <meta:document-statistic meta:table-count="0" meta:image-count="0" meta:object-count="0" meta:page-count="8" meta:paragraph-count="127" meta:word-count="1655" meta:character-count="11177"/>
  </office:meta>
</office:document-meta>
</file>